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unito" svg:font-family="Nunito, sans-serif"/>
    <style:font-face style:name="Andika" svg:font-family="Andika" style:font-family-generic="roman" style:font-pitch="variable"/>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ndika1" svg:font-family="Andika"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1" style:family="table">
      <style:table-properties style:width="3.1882in" table:align="left" fo:background-color="#ffffff" style:writing-mode="lr-tb">
        <style:background-image/>
      </style:table-properties>
    </style:style>
    <style:style style:name="Table1.A" style:family="table-column">
      <style:table-column-properties style:column-width="3.1882in"/>
    </style:style>
    <style:style style:name="Table1.A1" style:family="table-cell">
      <style:table-cell-properties style:vertical-align="middle" fo:padding-left="0in" fo:padding-right="0.0194in" fo:padding-top="0in" fo:padding-bottom="0.0194in" fo:border-left="none" fo:border-right="0.75pt solid #000000" fo:border-top="none" fo:border-bottom="0.75pt solid #000000"/>
    </style:style>
    <style:style style:name="P1" style:family="paragraph" style:parent-style-name="Heading_20_3">
      <style:text-properties fo:font-variant="normal" fo:text-transform="none" fo:color="#000000" style:font-name="Nunito" fo:font-size="15.75pt" fo:letter-spacing="normal" fo:font-style="normal" fo:font-weight="normal" loext:padding="0in" loext:border="none"/>
    </style:style>
    <style:style style:name="P2"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Nunito" fo:font-size="15.75pt" fo:letter-spacing="normal" fo:font-style="normal" fo:font-weight="normal" loext:padding="0in" loext:border="none"/>
    </style:style>
    <style:style style:name="P3" style:family="paragraph" style:parent-style-name="Heading_20_3">
      <loext:graphic-properties draw:fill="solid" draw:fill-color="#ffffff"/>
      <style:paragraph-properties fo:margin-top="0.111in" fo:margin-bottom="0.111in" loext:contextual-spacing="false" fo:line-height="160%" fo:text-align="justify" style:justify-single-word="false" fo:keep-together="auto" fo:background-color="#ffffff" fo:padding="0in" fo:border="none" fo:keep-with-next="auto"/>
      <style:text-properties fo:font-variant="normal" fo:text-transform="none" fo:color="#000000" style:font-name="Nunito" fo:font-size="15.75pt" fo:letter-spacing="normal" fo:font-style="normal" fo:font-weight="normal" loext:padding="0in" loext:border="none"/>
    </style:style>
    <style:style style:name="P4" style:family="paragraph" style:parent-style-name="Heading_20_3">
      <loext:graphic-properties draw:fill="solid" draw:fill-color="#ffffff"/>
      <style:paragraph-properties fo:margin-top="0.111in" fo:margin-bottom="0.111in" loext:contextual-spacing="false" fo:line-height="160%" fo:text-align="justify" style:justify-single-word="false" fo:background-color="#ffffff" fo:padding="0in" fo:border="none"/>
      <style:text-properties fo:font-variant="normal" fo:text-transform="none" fo:color="#000000" style:font-name="Nunito" fo:font-size="15.75pt" fo:letter-spacing="normal" fo:font-style="normal" fo:font-weight="normal" loext:padding="0in" loext:border="none"/>
    </style:style>
    <style:style style:name="P5" style:family="paragraph" style:parent-style-name="Heading_20_3">
      <style:paragraph-properties fo:margin-top="0in" fo:margin-bottom="0.2083in" loext:contextual-spacing="false" fo:orphans="2" fo:widows="2"/>
      <style:text-properties fo:font-variant="normal" fo:text-transform="none" fo:color="#000000" style:font-name="Nunito" fo:font-size="15.75pt" fo:letter-spacing="normal" fo:font-style="normal" fo:font-weight="normal" style:font-name-asian="Nunito" style:font-size-asian="10.5pt" style:font-style-asian="normal" style:font-weight-asian="normal" style:font-name-complex="Nunito" style:font-size-complex="10.5pt" style:font-style-complex="normal" style:font-weight-complex="normal" loext:padding="0in" loext:border="none"/>
    </style:style>
    <style:style style:name="P6" style:family="paragraph" style:parent-style-name="Heading_20_4">
      <loext:graphic-properties draw:fill="solid" draw:fill-color="#ffffff"/>
      <style:paragraph-properties fo:margin-top="0.111in" fo:margin-bottom="0.111in" loext:contextual-spacing="false" fo:line-height="160%" fo:text-align="justify" style:justify-single-word="false" fo:keep-together="auto" fo:background-color="#ffffff" fo:padding="0in" fo:border="none" fo:keep-with-next="auto"/>
    </style:style>
    <style:style style:name="P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fo:padding="0in" fo:border="none"/>
    </style:style>
    <style:style style:name="P8"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Nunito" fo:font-size="10.5pt" fo:letter-spacing="normal" fo:font-style="normal" fo:font-weight="normal"/>
    </style:style>
    <style:style style:name="P1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Nunito" fo:font-size="10.5pt" fo:letter-spacing="normal" fo:font-style="normal" fo:font-weight="normal"/>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2"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3" style:family="paragraph" style:parent-style-name="Text_20_body">
      <style:paragraph-properties fo:margin-top="0in" fo:margin-bottom="0in" loext:contextual-spacing="false"/>
    </style:style>
    <style:style style:name="P14" style:family="paragraph" style:parent-style-name="Text_20_body">
      <style:paragraph-properties fo:margin-top="0in" fo:margin-bottom="0.2083in" loext:contextual-spacing="false" fo:orphans="2" fo:widows="2"/>
      <style:text-properties fo:font-variant="normal" fo:text-transform="none" fo:color="#333333" style:font-name="Nunito" fo:font-size="10.5pt" fo:letter-spacing="normal" fo:font-style="normal" fo:font-weight="normal" style:font-name-asian="Nunito" style:font-size-asian="10.5pt" style:font-style-asian="normal" style:font-weight-asian="normal" style:font-name-complex="Nunito" style:font-size-complex="10.5pt" style:font-style-complex="normal" style:font-weight-complex="normal" loext:padding="0in" loext:border="none"/>
    </style:style>
    <style:style style:name="P15" style:family="paragraph" style:parent-style-name="normal" style:list-style-name="WWNum2">
      <loext:graphic-properties draw:fill="solid" draw:fill-color="#ffffff"/>
      <style:paragraph-properties fo:margin-left="0.7638in" fo:margin-right="0in" fo:margin-top="0in" fo:margin-bottom="0in" loext:contextual-spacing="false" fo:line-height="100%" fo:text-indent="-0.25in" style:auto-text-indent="false" fo:background-color="#ffffff" fo:padding="0in" fo:border="none"/>
    </style:style>
    <style:style style:name="P16" style:family="paragraph" style:parent-style-name="normal" style:list-style-name="WWNum1">
      <loext:graphic-properties draw:fill="solid" draw:fill-color="#ffffff"/>
      <style:paragraph-properties fo:margin-left="0.7638in" fo:margin-right="0in" fo:margin-top="0in" fo:margin-bottom="0in" loext:contextual-spacing="false" fo:line-height="100%" fo:text-indent="-0.25in" style:auto-text-indent="false" fo:background-color="#ffffff" fo:padding="0in" fo:border="none"/>
    </style:style>
    <style:style style:name="P17" style:family="paragraph" style:parent-style-name="normal" style:list-style-name="WWNum3">
      <loext:graphic-properties draw:fill="solid" draw:fill-color="#ffffff"/>
      <style:paragraph-properties fo:margin-left="0.7638in" fo:margin-right="0in" fo:margin-top="0in" fo:margin-bottom="0in" loext:contextual-spacing="false" fo:line-height="100%" fo:text-indent="-0.25in" style:auto-text-indent="false" fo:background-color="#ffffff" fo:padding="0in" fo:border="none"/>
    </style:style>
    <style:style style:name="P18" style:family="paragraph" style:parent-style-name="normal" style:list-style-name="WWNum2">
      <loext:graphic-properties draw:fill="solid" draw:fill-color="#ffffff"/>
      <style:paragraph-properties fo:margin-left="0.7638in" fo:margin-right="0in" fo:margin-top="0in" fo:margin-bottom="0.222in" loext:contextual-spacing="false" fo:line-height="100%" fo:text-indent="-0.25in" style:auto-text-indent="false" fo:background-color="#ffffff" fo:padding="0in" fo:border="none"/>
    </style:style>
    <style:style style:name="P19" style:family="paragraph" style:parent-style-name="normal" style:list-style-name="WWNum3">
      <loext:graphic-properties draw:fill="solid" draw:fill-color="#ffffff"/>
      <style:paragraph-properties fo:margin-left="0.7638in" fo:margin-right="0in" fo:margin-top="0in" fo:margin-bottom="0.222in" loext:contextual-spacing="false" fo:line-height="100%" fo:text-indent="-0.25in" style:auto-text-indent="false" fo:background-color="#ffffff" fo:padding="0in" fo:border="none"/>
    </style:style>
    <style:style style:name="P20" style:family="paragraph" style:parent-style-name="normal">
      <loext:graphic-properties draw:fill="solid" draw:fill-color="#ffffff"/>
      <style:paragraph-properties fo:margin-top="0in" fo:margin-bottom="0.2083in" loext:contextual-spacing="false" fo:line-height="100%" fo:text-align="justify" style:justify-single-word="false" fo:background-color="#ffffff" fo:padding="0in" fo:border="none"/>
    </style:style>
    <style:style style:name="P21" style:family="paragraph" style:parent-style-name="normal" style:list-style-name="WWNum1">
      <loext:graphic-properties draw:fill="solid" draw:fill-color="#ffffff"/>
      <style:paragraph-properties fo:margin-left="0.5in" fo:margin-right="0in" fo:margin-top="0in" fo:margin-bottom="0.222in" loext:contextual-spacing="false" fo:line-height="100%" fo:text-indent="-0.25in" style:auto-text-indent="false" fo:background-color="#ffffff" fo:padding="0in" fo:border="none"/>
    </style:style>
    <style:style style:name="P22" style:family="paragraph" style:parent-style-name="normal">
      <loext:graphic-properties draw:fill="solid" draw:fill-color="#ffffff"/>
      <style:paragraph-properties fo:background-color="#ffffff" fo:padding="0in" fo:border="none"/>
      <style:text-properties style:font-name="Roboto" fo:font-size="10pt" style:font-name-asian="Roboto1" style:font-size-asian="10pt" style:font-name-complex="Roboto1" style:font-size-complex="10pt" fo:background-color="#ffffff"/>
    </style:style>
    <style:style style:name="P23" style:family="paragraph" style:parent-style-name="normal">
      <loext:graphic-properties draw:fill="solid" draw:fill-color="#ffffff"/>
      <style:paragraph-properties fo:margin-left="0in" fo:margin-right="0in" fo:margin-top="0in" fo:margin-bottom="0.222in" loext:contextual-spacing="false" fo:line-height="100%" fo:text-indent="0in" style:auto-text-indent="false" fo:background-color="#ffffff" fo:padding="0in" fo:border="none"/>
    </style:style>
    <style:style style:name="P24" style:family="paragraph" style:parent-style-name="normal">
      <loext:graphic-properties draw:fill="solid" draw:fill-color="#ffffff"/>
      <style:paragraph-properties fo:margin-left="0in" fo:margin-right="0in" fo:margin-top="0in" fo:margin-bottom="0.222in" loext:contextual-spacing="false" fo:line-height="100%" fo:text-indent="0in" style:auto-text-indent="false" fo:background-color="#ffffff" fo:padding="0in" fo:border="none"/>
      <style:text-properties style:font-name="Roboto" fo:font-size="10pt" style:font-name-asian="Roboto1" style:font-size-asian="10pt" style:font-name-complex="Roboto1" style:font-size-complex="10pt" fo:background-color="#ffffff"/>
    </style:style>
    <style:style style:name="P25" style:family="paragraph" style:parent-style-name="normal">
      <loext:graphic-properties draw:fill="solid" draw:fill-color="#ffffff"/>
      <style:paragraph-properties fo:margin-left="0.5in" fo:margin-right="0in" fo:margin-top="0in" fo:margin-bottom="0.222in" loext:contextual-spacing="false" fo:line-height="100%" fo:text-indent="0in" style:auto-text-indent="false" fo:background-color="#ffffff" fo:padding="0in" fo:border="none"/>
      <style:text-properties style:font-name="Roboto" fo:font-size="10pt" style:font-name-asian="Roboto1" style:font-size-asian="10pt" style:font-name-complex="Roboto1" style:font-size-complex="10pt" fo:background-color="#ffffff"/>
    </style:style>
    <style:style style:name="P26" style:family="paragraph" style:parent-style-name="normal" style:master-page-name="Standard">
      <style:paragraph-properties style:page-number="1"/>
    </style:style>
    <style:style style:name="T1" style:family="text">
      <style:text-properties fo:color="#1d1c1d" fo:font-size="11.5pt" fo:background-color="#f8f8f8" loext:char-shading-value="0" style:font-size-asian="11.5pt" style:font-size-complex="11.5pt"/>
    </style:style>
    <style:style style:name="T2" style:family="text">
      <style:text-properties fo:color="#1d1c1d" style:font-name="Roboto" fo:font-size="10pt" style:font-name-asian="Roboto1" style:font-size-asian="10pt" style:font-name-complex="Roboto1" style:font-size-complex="10pt" fo:background-color="#ffffff"/>
    </style:style>
    <style:style style:name="T3" style:family="text">
      <style:text-properties fo:color="#1d1c1d" style:font-name="Roboto" fo:font-size="10pt" fo:font-style="italic" style:font-name-asian="Roboto1" style:font-size-asian="10pt" style:font-style-asian="italic" style:font-name-complex="Roboto1" style:font-size-complex="10pt" fo:background-color="#ffffff"/>
    </style:style>
    <style:style style:name="T4" style:family="text">
      <style:text-properties fo:color="#1d1c1d" style:font-name="Roboto" fo:font-size="10pt" fo:font-weight="bold" style:font-name-asian="Roboto1" style:font-size-asian="10pt" style:font-weight-asian="bold" style:font-name-complex="Roboto1" style:font-size-complex="10pt" fo:background-color="#ffffff"/>
    </style:style>
    <style:style style:name="T5" style:family="text">
      <style:text-properties fo:color="#000000" fo:font-size="10pt" fo:font-weight="bold" fo:background-color="#f8f8f8" loext:char-shading-value="0" style:font-size-asian="10pt" style:font-weight-asian="bold" style:font-size-complex="10pt"/>
    </style:style>
    <style:style style:name="T6" style:family="text">
      <style:text-properties fo:color="#000000" style:font-name="Roboto" fo:font-size="10pt" fo:font-weight="bold" style:font-name-asian="Roboto1" style:font-size-asian="10pt" style:font-weight-asian="bold" style:font-name-complex="Roboto1" style:font-size-complex="10pt" fo:background-color="#ffffff"/>
    </style:style>
    <style:style style:name="T7" style:family="text">
      <style:text-properties fo:color="#000000" style:font-name="Roboto" fo:font-size="10pt" fo:font-style="italic" fo:font-weight="bold" style:font-name-asian="Roboto1" style:font-size-asian="10pt" style:font-style-asian="italic" style:font-weight-asian="bold" style:font-name-complex="Roboto1" style:font-size-complex="10pt" fo:background-color="#ffffff"/>
    </style:style>
    <style:style style:name="T8" style:family="text">
      <style:text-properties fo:color="#000000" style:font-name="Roboto" fo:font-size="10pt" style:font-name-asian="Roboto1" style:font-size-asian="10pt" style:font-name-complex="Roboto1" style:font-size-complex="10pt" fo:background-color="#ffffff"/>
    </style:style>
    <style:style style:name="T9" style:family="text">
      <style:text-properties style:font-name="Andika" fo:font-size="10pt" style:font-name-asian="Andika1" style:font-size-asian="10pt" style:font-name-complex="Andika1" style:font-size-complex="10pt" fo:background-color="#ffffff"/>
    </style:style>
    <style:style style:name="T10" style:family="text">
      <style:text-properties fo:background-color="#ffffff"/>
    </style:style>
    <style:style style:name="T11" style:family="text">
      <style:text-properties style:font-name="Roboto" fo:font-size="10pt" style:font-name-asian="Roboto1" style:font-size-asian="10pt" style:font-name-complex="Roboto1" style:font-size-complex="10pt" fo:background-color="#ffffff"/>
    </style:style>
    <style:style style:name="T12" style:family="text">
      <style:text-properties style:font-name="Roboto" fo:font-size="10pt" fo:font-weight="bold" style:font-name-asian="Roboto1" style:font-size-asian="10pt" style:font-weight-asian="bold" style:font-name-complex="Roboto1" style:font-size-complex="10pt" fo:background-color="#ffffff"/>
    </style:style>
    <style:style style:name="T13" style:family="text">
      <style:text-properties loext:padding="0in" loext:border="none"/>
    </style:style>
    <style:style style:name="T14" style:family="text">
      <style:text-properties style:font-name="Nunito" fo:font-size="10.5pt" fo:font-weight="bold" loext:padding="0in" loext:border="none"/>
    </style:style>
    <style:style style:name="T15" style:family="text">
      <style:text-properties style:font-name="Nunito" fo:font-size="10.5pt" style:font-name-asian="Nunito" style:font-size-asian="10.5pt" style:font-name-complex="Nunito" style:font-size-complex="10.5pt"/>
    </style:style>
    <style:style style:name="T16" style:family="text">
      <style:text-properties style:font-name="Nunito" fo:font-size="10.5pt" loext:padding="0in" loext:border="none"/>
    </style:style>
    <style:style style:name="T17" style:family="text">
      <style:text-properties style:font-name="Nunito" fo:font-size="10.5pt" fo:font-weight="normal" style:font-weight-asian="normal" style:font-weight-complex="normal" loext:padding="0in" loext:border="none"/>
    </style:style>
    <style:style style:name="T18" style:family="text">
      <style:text-properties fo:font-size="10pt" fo:font-weight="bold" fo:background-color="#f8f8f8" loext:char-shading-value="0" style:font-size-asian="10pt" style:font-weight-asian="bold" style:font-size-complex="10pt"/>
    </style:style>
    <style:style style:name="T19" style:family="text">
      <style:text-properties officeooo:rsid="001ebf35" loext:padding="0in" loext:border="none"/>
    </style:style>
    <style:style style:name="T20" style:family="text">
      <style:text-properties fo:font-variant="normal" fo:text-transform="none" fo:color="#333333" style:font-name="Nunito" fo:font-size="10.5pt" fo:letter-spacing="normal" fo:font-style="italic" fo:font-weight="normal" loext:padding="0in" loext:border="none"/>
    </style:style>
    <style:style style:name="T21" style:family="text">
      <style:text-properties fo:font-variant="normal" fo:text-transform="none" fo:color="#333333" style:font-name="Nunito" fo:font-size="10.5pt" fo:letter-spacing="normal" fo:font-weight="normal" loext:padding="0in" loext:border="none"/>
    </style:style>
    <style:style style:name="T22" style:family="text">
      <style:text-properties fo:font-variant="normal" fo:text-transform="none" fo:color="#333333" style:font-name="Nunito" fo:font-size="10.5pt" fo:letter-spacing="normal" fo:font-style="normal" fo:font-weight="normal"/>
    </style:style>
    <style:style style:name="T23" style:family="text">
      <style:text-properties fo:font-variant="normal" fo:text-transform="none" fo:color="#333333" style:font-name="Nunito" fo:font-size="10.5pt" fo:letter-spacing="normal" fo:font-style="normal" fo:font-weight="normal" style:font-style-asian="normal" style:font-style-complex="normal" loext:padding="0in" loext:border="none"/>
    </style:style>
    <style:style style:name="T24" style:family="text">
      <style:text-properties fo:font-variant="normal" fo:text-transform="none" fo:color="#333333" style:font-name="Nunito" fo:font-size="10.5pt" fo:letter-spacing="normal" fo:font-style="normal" fo:font-weight="normal" loext:padding="0in" loext:border="none"/>
    </style:style>
    <style:style style:name="T25" style:family="text">
      <style:text-properties fo:font-variant="normal" fo:text-transform="none" fo:color="#333333" style:font-name="Nunito" fo:font-size="10.5pt" fo:letter-spacing="normal" fo:font-style="normal" fo:font-weight="bold" loext:padding="0in" loext:border="none"/>
    </style:style>
    <style:style style:name="T26" style:family="text">
      <style:text-properties fo:font-variant="normal" fo:text-transform="none" fo:color="#000000" style:font-name="Nunito" fo:font-size="15.75pt" fo:letter-spacing="normal" fo:font-style="normal" fo:font-weight="normal" loext:padding="0in" loext:border="none"/>
    </style:style>
    <style:style style:name="T27" style:family="text">
      <style:text-properties fo:font-variant="normal" fo:text-transform="none" fo:color="#000000" style:font-name="Nunito" fo:font-size="22.5pt" fo:letter-spacing="normal" fo:font-style="normal" fo:font-weight="bold" loext:padding="0in" loext:border="none"/>
    </style:style>
    <style:style style:name="T28" style:family="text">
      <style:text-properties fo:font-variant="normal" fo:text-transform="none" fo:color="#000000" style:font-name="Nunito" fo:font-size="22.5pt" fo:letter-spacing="normal" fo:font-style="normal" fo:font-weight="normal" style:font-weight-asian="normal" style:font-weight-complex="normal" loext:padding="0in" loext: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Cách lập kế hoạch theo tiêu chí SMART.</text:span></text:p>
      <text:p text:style-name="P3"><text:bookmark text:name="Nguyen_tac_SMART_la_gi"/><text:span text:style-name="T18">Nguyên tắc SMART là gì?</text:span></text:p>
      <text:p text:style-name="P9">Đó là nguyên tắc “THÔNG MINH” giúp bạn định hình và nắm giữ được <text:span text:style-name="T13">mục đích của chính mình </text:span>trong tương lai. Bạn sẽ biết được <text:span text:style-name="T13">khả năn</text:span><text:span text:style-name="T19">g</text:span><text:span text:style-name="T13"> của chính mình rất có thể </text:span>làm được gì và <text:span text:style-name="T13">lập kế hoạch </text:span>cụ thể cho chúng:</text:p>
      <text:p text:style-name="P2"><text:bookmark text:name="SMART_la_ten_viet_tat_cac_chu_dau_cua_5_buoc"/>S.M.A.R.T là tên viết tắt các chữ đầu của 5 bước:</text:p>
      <text:p text:style-name="P11"><text:span text:style-name="Emphasis"><text:span text:style-name="T23">Và để có một mục đích thông minh thì khi đặt mục đích bạn phải hội đủ 5 thành phần sau .</text:span></text:span></text:p>
      <table:table table:name="Table1" table:style-name="Table1">
        <table:table-column table:style-name="Table1.A"/>
        <table:table-row>
          <table:table-cell table:style-name="Table1.A1" office:value-type="string">
            <text:list xml:id="list1547268717" text:style-name="L1">
              <text:list-item>
                <text:p text:style-name="P7"><text:span text:style-name="Strong_20_Emphasis"><text:span text:style-name="T17">S – Specific : Cụ thể, dễ hiểu.</text:span></text:span></text:p>
              </text:list-item>
              <text:list-item>
                <text:p text:style-name="P7"><text:span text:style-name="Strong_20_Emphasis"><text:span text:style-name="T17">M – Measurable : Đo lường được</text:span></text:span></text:p>
              </text:list-item>
              <text:list-item>
                <text:p text:style-name="P7"><text:span text:style-name="Strong_20_Emphasis"><text:span text:style-name="T17">A – Attainable : Có thể đạt được</text:span></text:span></text:p>
              </text:list-item>
              <text:list-item>
                <text:p text:style-name="P7"><text:span text:style-name="Strong_20_Emphasis"><text:span text:style-name="T17">R – Relevant : Thực tế</text:span></text:span></text:p>
              </text:list-item>
              <text:list-item>
                <text:p text:style-name="P7"><text:span text:style-name="Strong_20_Emphasis"><text:span text:style-name="T17">T – Time-Bound : Giờ giấc hoàn thành</text:span></text:span></text:p>
              </text:list-item>
            </text:list>
          </table:table-cell>
        </table:table-row>
      </table:table>
      <text:p text:style-name="Text_20_body"><text:line-break/></text:p>
      <text:p text:style-name="P4"><text:bookmark text:name="S_Specific_Cu_the_de_hieu"/><text:span text:style-name="T18">S – Specific: Cụ thể, dễ hiểu</text:span></text:p>
      <text:p text:style-name="P11"><text:span text:style-name="T22">Một </text:span><text:span text:style-name="T24">mục đích</text:span><text:span text:style-name="T22"> thông minh </text:span><text:span text:style-name="T24">trước tiên</text:span><text:span text:style-name="T22"> phải được </text:span><text:span text:style-name="T24">dự án</text:span><text:span text:style-name="T22"> một cách cụ thể, rõ ràng. </text:span><text:span text:style-name="T24">mục tiêu</text:span><text:span text:style-name="T22"> càng cụ thể, rõ ràng càng chứng tỏ </text:span><text:span text:style-name="T24">kỹ năng</text:span><text:span text:style-name="T22"> đạt được cao.</text:span></text:p>
      <text:p text:style-name="P14"/>
      <text:p text:style-name="P5"><text:bookmark text:name="M_Measurable_Do_luong_duoc"/>M – Measurable: Đo lường được</text:p>
      <text:p text:style-name="P9">Nghĩa là <text:span text:style-name="T13">ý định</text:span> phải được gắn liền với những con số. Nguyên tắc Smart <text:span text:style-name="T13">chắc chắn</text:span> <text:span text:style-name="T13">tham vọng</text:span> của bạn có sức nặng, cụ thể là <text:span text:style-name="T13">có thể</text:span> cân, đo, đong, đếm được. Chúng ta biết được chính xác những gì mình cần đạt được là những gì, bao nhiêu.</text:p>
      <text:p text:style-name="P9">Chẳng hạn, bạn muốn có một <text:span text:style-name="T13">nguồn thu</text:span> ổn định, thì “ổn định” với đối với bản thân bạn là như thế nào? C<text:span text:style-name="T13">ó thể</text:span> là <text:span text:style-name="T13">nguồn thu tiền</text:span> của bạn là 20 triệu đồng/ tháng. Những con số cụ thể mà bạn đặt ra cho mình cũng tựa như đòn bẩy thúc đẩy tinh thần, động lực của bạn lên cao để nỗ lực hết mình đạt được điều mình muốn. C<text:span text:style-name="T13">òn nếu không</text:span>, không những bạn không tạo cho mình niềm <text:span text:style-name="T13">nguyện vọng</text:span> cháy bỏng để tập trung vào <text:span text:style-name="T13">mục tiêu</text:span>, mà còn cảm thấy chán nản, <text:span text:style-name="T13">không được</text:span> <text:span text:style-name="T13">động viên</text:span> và dẫn đến dễ bỏ cuộc.</text:p>
      <text:p text:style-name="P14"/>
      <text:p text:style-name="P5"><text:bookmark text:name="A_Atainable_Tinh_kha_thi"/>A – Atainable: Tính khả thi</text:p>
      <text:p text:style-name="P9">Trúc My, một người bạn của tôi có <text:span text:style-name="T13">tầm dáng</text:span> khá tròn trĩnh. Cô ấy cao 1m 57 trong khi nặng 61 kg. Trước sự ngại ngùng, lo lắng về cơ thể, cô ấy đưa ra chỉ tiêu giảm 10kg trong vòng 1 tháng. Bạn <text:span text:style-name="T13">hoàn toàn có thể</text:span> <text:span text:style-name="T13">nhận thấy</text:span> rằng đó thực sự là một <text:span text:style-name="T13">ý định</text:span> không dễ thực hiện <text:span text:style-name="T13">một chút nào</text:span> phải không?</text:p>
      <text:p text:style-name="P9">Tính khả thi cũng là một <text:span text:style-name="T13">yếu tố</text:span> <text:span text:style-name="T13">rất quan trọng</text:span> khi ta đưa ra một <text:span text:style-name="T13">mục tiêu</text:span>. Nghĩa là chúng ta phải <text:span text:style-name="T13">suy nghĩ</text:span> về <text:span text:style-name="T13">khả năng</text:span> bản thân trước khi đề ra một chỉ tiêu quá xa vời <text:span text:style-name="T13">còn nếu không</text:span> muốn bỏ cuộc giữa chừng. Nhưng như vậy không <text:span text:style-name="T13">có ý nghĩa là</text:span> bạn chỉ lập cho mình một <text:span text:style-name="T13">mục tiêu</text:span> <text:span text:style-name="T13">đơn giản và dễ dàng</text:span>, <text:span text:style-name="T13">đơn giản dễ dàng</text:span> qua vì sẽ làm cho bạn không cảm thấy thích thú và được thách thức.</text:p>
      <text:p text:style-name="Text_20_body"><text:soft-page-break/><text:line-break/><text:bookmark text:name="R_Realistic_Tinh_thuc_te"/><text:span text:style-name="T26">R – Realistic: Tính thực tế</text:span></text:p>
      <text:p text:style-name="P9"><text:span text:style-name="T13">Ý định</text:span> bạn thiết kế cho mình cũng không nên quá xa vời so với thực tế. Bạn <text:span text:style-name="T13">hoàn toàn có thể</text:span> <text:span text:style-name="T13">áp dụng</text:span> đủ các nguồn lực <text:span text:style-name="T13">của mình</text:span> để <text:span text:style-name="T13">đảm bảo</text:span> chúng sẽ đi đến nơi cần phải đến. Để làm được điều này, chúng ta hãy ngồi tính toán xem <text:span text:style-name="T13">khả năng</text:span>, vật chất, <text:span text:style-name="T13">quỹ thời gian</text:span>, nguồn hỗ trợ…xem có thực hiện được <text:span text:style-name="T13">ý định</text:span> không.</text:p>
      <text:p text:style-name="P9">Tôi từng nghe một người bạn tôi trong một phút ngẫu hứng, nói rằng cô ấy đề ra quyết tâm sẽ đi du lịch vòng quanh Trung Quốc trong năm. Tôi trông đợi được xem những bức ảnh đất nước Trung Hoa xinh đẹp đến những giây phút cuối năm nhưng mà chẳng thấy đâu cả. Đ<text:span text:style-name="T13">ơn giản dễ dàng</text:span> vì cô ấy chẳng thể đi du lịch vì kinh phí quá lớn trong khi tài chính của cô thì quá hạn chế. Cô ấy đã không lường trước những khoản tiền lớn với giá vận chuyển, ăn uống, …</text:p>
      <text:p text:style-name="Text_20_body"/>
      <text:p text:style-name="Text_20_body"/>
      <text:p text:style-name="P1"><text:bookmark text:name="T_Time_bound_Cai_datkhung_thoi_gian"/>T – Time bound: Cài đặt khung thời gian</text:p>
      <text:p text:style-name="P9">Giống như một cuộc hẹn, <text:span text:style-name="T13">bất cứ</text:span> một <text:span text:style-name="T13">mục tiêu</text:span> lớn nhỏ nào cũng cần được <text:span text:style-name="T13">định hướng</text:span> một <text:span text:style-name="T13">thời gian</text:span> cụ thể để thực hiện. Nó tạo cho bạn một cột mốc <text:span text:style-name="T13">định hướng</text:span> thời điểm bạn bước lên đỉnh chiến thắng. Trong <text:span text:style-name="T13">quá trình thực thi</text:span>, ta biết được đang đi đến đâu trong cuộc hành trình và kịp thời chấn chỉnh mức độ phấn đấu.</text:p>
      <text:p text:style-name="P9">Sau khi nắm nắm được nguyên tắc smart là gì ta hãy đi đến những ví dụ cụ thể để hiểu rõ hơn nhé.</text:p>
      <text:p text:style-name="Text_20_body"><text:line-break/><text:bookmark text:name="Cac_buocvan_dungnguyen_tac_SMART"/><text:span text:style-name="Strong_20_Emphasis"><text:span text:style-name="T28">Các bước vận dụng nguyên tắc SMART</text:span></text:span></text:p>
      <text:list xml:id="list2530089722" text:style-name="L2">
        <text:list-item>
          <text:p text:style-name="P12"><text:span text:style-name="Strong_20_Emphasis"><text:span text:style-name="T25">Định hình ý định của bạn:</text:span></text:span><text:span text:style-name="T22"> Dựa vào các tiêu chí như đã phân tích, bạn tiến hành </text:span><text:span text:style-name="T24">định hướng</text:span><text:span text:style-name="T22"> </text:span><text:span text:style-name="T24">mục đích</text:span><text:span text:style-name="T22"> cho mình. Nên nhớ mọi </text:span><text:span text:style-name="T24">mục tiêu</text:span><text:span text:style-name="T22"> phải có tính khả thi và được </text:span><text:span text:style-name="T24">hạn chế</text:span><text:span text:style-name="T22"> </text:span><text:span text:style-name="T24">khung thời gian</text:span><text:span text:style-name="T22"> hoàn thành cũng như quy định thành tựu cụ thể nhé!</text:span></text:p>
        </text:list-item>
        <text:list-item>
          <text:p text:style-name="P12"><text:span text:style-name="Strong_20_Emphasis"><text:span text:style-name="T25">Viết mục đích đó ra giấy:</text:span></text:span><text:span text:style-name="T22"> M</text:span><text:span text:style-name="T24">ột trong những</text:span><text:span text:style-name="T22"> cách tạo động lực cho bản thân hữu hiệu nhất là viết hết những gì mình muốn thực hiện trong </text:span><text:span text:style-name="T24">thời gian</text:span><text:span text:style-name="T22"> tới ra giấy theo thứ tự </text:span><text:span text:style-name="T24">ưu ái</text:span><text:span text:style-name="T22">, đặt trên bàn, dán nơi bàn </text:span><text:span text:style-name="T24">làm việc</text:span><text:span text:style-name="T22"> hoặc </text:span><text:span text:style-name="T24">bất cứ</text:span><text:span text:style-name="T22"> đâu bạn </text:span><text:span text:style-name="T24">có thể</text:span><text:span text:style-name="T22"> nhìn thấy </text:span><text:span text:style-name="T24">hàng ngày</text:span><text:span text:style-name="T22"> nhất. Cách làm này sẽ khiến bạn luôn nghĩ đến những </text:span><text:span text:style-name="T24">ý định</text:span><text:span text:style-name="T22"> cụ thể và thôi thúc, quyết tâm hiện thực nó mỗi ngày.</text:span></text:p>
        </text:list-item>
      </text:list>
      <text:p text:style-name="P11"><text:span text:style-name="Strong_20_Emphasis"><text:span text:style-name="T25">Tạo dựng kế hoạch chi tiết để thực hiện mục tiêu:</text:span></text:span><text:span text:style-name="T22"> Đó là việc chia nhỏ </text:span><text:span text:style-name="T24">ý định</text:span><text:span text:style-name="T22"> ra </text:span><text:span text:style-name="T24">bằng cách</text:span><text:span text:style-name="T22"> </text:span><text:span text:style-name="T24">định hướng</text:span><text:span text:style-name="T22"> xem mỗi ngày/ tuần/ tháng/ năm bạn cần phải làm gì, tức </text:span><text:span text:style-name="T24">định hướng</text:span><text:span text:style-name="T22"> con đường bạn sẽ đi bao xa để rút ngắn </text:span><text:span text:style-name="T24">thời gian</text:span><text:span text:style-name="T22"> và khoảng cách đạt được </text:span><text:span text:style-name="T24">mục tiêu</text:span><text:span text:style-name="T22">.</text:span></text:p>
      <text:list xml:id="list222411623437281" text:continue-numbering="true" text:style-name="L2">
        <text:list-item>
          <text:p text:style-name="P10">Từ đó, bạn sẽ có cho mình một <text:span text:style-name="T13">kế hoạch</text:span> cụ thể cho từng yêu cầu <text:span text:style-name="T13">ngành nghề</text:span>. Lưu ý: Phải định kỳ kiểm tra những <text:span text:style-name="T13">ý định</text:span> nhỏ đó để biết được mình đã đi được chừng nào (tức đạt được bao nhiêu <text:span text:style-name="T13">%</text:span> kế hoạch) và còn phải tiếp tục trong bao lâu nữa để về đích. Tốt nhất nên lập nên sơ đồ phân tích <text:span text:style-name="T13">công việc</text:span> <text:span text:style-name="T13">diễn ra với tần suất nhiều</text:span> để biết được việc gì cần làm trước, việc gì làm sau, việc gì <text:span text:style-name="T13">có ảnh hưởng</text:span> và cần làm ngay, làm gấp,…để có sự phân chia <text:span text:style-name="T13">thời gian</text:span> và <text:span text:style-name="T13">ngành</text:span> cho <text:span text:style-name="T13">có lý</text:span>.</text:p>
        </text:list-item>
      </text:list>
      <text:p text:style-name="Text_20_body"><text:line-break/></text:p>
      <text:p text:style-name="P13"><text:soft-pag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unito" svg:font-family="Nunito, sans-serif"/>
    <style:font-face style:name="Andika" svg:font-family="Andika" style:font-family-generic="roman" style:font-pitch="variable"/>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ndika1" svg:font-family="Andika"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666666" fo:font-size="11.5pt" style:text-underline-style="none" style:font-name-asian="Roboto1" style:font-family-asian="Roboto" style:font-family-generic-asian="system" style:font-pitch-asian="variable" style:font-size-asian="11.5pt" style:font-name-complex="Roboto1" style:font-family-complex="Roboto"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666666" fo:font-size="11.5pt" style:text-underline-style="none" style:font-name-asian="Roboto1" style:font-family-asian="Roboto" style:font-family-generic-asian="system" style:font-pitch-asian="variable" style:font-size-asian="11.5pt" style:font-name-complex="Roboto1" style:font-family-complex="Roboto"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666666" fo:font-size="11.5pt" style:text-underline-style="none" style:font-name-asian="Roboto1" style:font-family-asian="Roboto" style:font-family-generic-asian="system" style:font-pitch-asian="variable" style:font-size-asian="11.5pt" style:font-name-complex="Roboto1" style:font-family-complex="Roboto"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Roboto" style:font-style-name="Regular" style:font-pitch="variable"/>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fo:font-family="Roboto" style:font-style-name="Regular" style:font-pitch="variable"/>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Roboto" style:font-style-name="Regular" style:font-pitch="variable"/>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10T22:22:42.396936646</dc:date>
    <meta:editing-duration>PT10M</meta:editing-duration>
    <meta:editing-cycles>1</meta:editing-cycles>
    <meta:generator>LibreOffice/6.4.6.2$Linux_X86_64 LibreOffice_project/40$Build-2</meta:generator>
    <meta:document-statistic meta:table-count="1" meta:image-count="0" meta:object-count="0" meta:page-count="3" meta:paragraph-count="32" meta:word-count="1078" meta:character-count="4767" meta:non-whitespace-character-count="3711"/>
  </office:meta>
</office:document-meta>
</file>